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ANCHANA DAVILA, FERNANDO JULI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ANCHANA DAVILA, FERNANDO JULI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IREZ OLORTEGUI, RAFAEL MARCEL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0897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33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